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8c09" officeooo:paragraph-rsid="00058c09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58c09" officeooo:paragraph-rsid="00058c09"/>
    </style:style>
    <style:style style:name="P3" style:family="paragraph" style:parent-style-name="Standard">
      <style:text-properties fo:language="en" fo:country="US" officeooo:rsid="00058c09" officeooo:paragraph-rsid="0006c46e"/>
    </style:style>
    <style:style style:name="P4" style:family="paragraph" style:parent-style-name="Standard">
      <style:text-properties fo:language="en" fo:country="US" officeooo:rsid="00058c09" officeooo:paragraph-rsid="0006fcfa"/>
    </style:style>
    <style:style style:name="P5" style:family="paragraph" style:parent-style-name="Standard">
      <style:text-properties fo:language="en" fo:country="US" officeooo:rsid="00058c09" officeooo:paragraph-rsid="00092791"/>
    </style:style>
    <style:style style:name="P6" style:family="paragraph" style:parent-style-name="Standard">
      <style:text-properties fo:language="en" fo:country="US" officeooo:rsid="0006fcfa" officeooo:paragraph-rsid="0006fcfa"/>
    </style:style>
    <style:style style:name="P7" style:family="paragraph" style:parent-style-name="Standard">
      <style:text-properties fo:language="en" fo:country="US" officeooo:rsid="0009216d" officeooo:paragraph-rsid="0009216d"/>
    </style:style>
    <style:style style:name="P8" style:family="paragraph" style:parent-style-name="Standard">
      <style:text-properties fo:language="en" fo:country="US" officeooo:rsid="00092791" officeooo:paragraph-rsid="00092791"/>
    </style:style>
    <style:style style:name="P9" style:family="paragraph" style:parent-style-name="Standard">
      <style:text-properties fo:language="en" fo:country="US" officeooo:rsid="0009e2e2" officeooo:paragraph-rsid="0009e2e2"/>
    </style:style>
    <style:style style:name="P10" style:family="paragraph" style:parent-style-name="Standard">
      <style:text-properties style:text-position="0% 100%" fo:language="en" fo:country="US" officeooo:rsid="00092791" officeooo:paragraph-rsid="00092791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06c46e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6c46e"/>
    </style:style>
    <style:style style:name="T4" style:family="text">
      <style:text-properties style:text-position="super 58%" officeooo:rsid="0006fcfa"/>
    </style:style>
    <style:style style:name="T5" style:family="text">
      <style:text-properties style:text-position="sub 58%" officeooo:rsid="0006c46e"/>
    </style:style>
    <style:style style:name="T6" style:family="text">
      <style:text-properties style:text-position="sub 58%" officeooo:rsid="0006fcfa"/>
    </style:style>
    <style:style style:name="T7" style:family="text">
      <style:text-properties officeooo:rsid="0006fcfa"/>
    </style:style>
    <style:style style:name="T8" style:family="text">
      <style:text-properties officeooo:rsid="0007fb8c"/>
    </style:style>
    <style:style style:name="T9" style:family="text">
      <style:text-properties officeooo:rsid="0009216d"/>
    </style:style>
    <style:style style:name="T10" style:family="text">
      <style:text-properties officeooo:rsid="00092791"/>
    </style:style>
    <style:style style:name="T11" style:family="text">
      <style:text-properties officeooo:rsid="0009e2e2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11in" fo:min-width="0.4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319in" fo:min-width="0.4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ymmetric <text:span text:style-name="T1">Inverse</text:span></text:p>
      <text:p text:style-name="P2">by Sven Nilsen, 2017</text:p>
      <text:p text:style-name="P1"/>
      <text:p text:style-name="P6">Asymmetric path semantics can express operations on functions that <text:span text:style-name="T9">connect, </text:span>disconnect <text:span text:style-name="T8">and reverse start and end points of paths.</text:span></text:p>
      <text:p text:style-name="P6"/>
      <text:p text:style-name="P6"/>
      <text:p text:style-name="P6"><draw:path text:anchor-type="paragraph" draw:z-index="0" draw:name="Shape1" draw:style-name="gr1" draw:text-style-name="P11" svg:width="1.1413in" svg:height="1.024in" draw:transform="rotate (2.96793239301636) translate (2.18057718302692in 1.13369590679731in)" svg:viewBox="0 0 2900 2602" svg:d="M1537 0c427 129 957 143 1186 587 180 349 264 822 48 1143-223 333-569 523-953 742-430 246-931 74-1328 47-420-29-468-472-488-760-32-467 259-955 708-1173 261-127 425-405 682-543l66-11"><text:p/></draw:path><draw:path text:anchor-type="paragraph" draw:z-index="1" draw:name="Shape2" draw:style-name="gr1" draw:text-style-name="P11" svg:width="1.4906in" svg:height="1.3417in" draw:transform="rotate (2.51275052409624) translate (4.23733060503381in 1.68106463504503in)" svg:viewBox="0 0 3787 3409" svg:d="M2872 0c264 9 484 182 640 400 313 436 332 1002 191 1510-260 935-1106 977-1743 1371-523 323-995-34-1349-295-194-145-419-271-530-502l-81-168 65-253 41-112"><text:p/></draw:path></text:p>
      <text:p text:style-name="P6"><draw:frame text:anchor-type="paragraph" draw:z-index="5" draw:name="Shape5" draw:style-name="gr5" draw:text-style-name="P12" svg:width="0.5386in" svg:height="0.3016in" svg:x="1.5772in" svg:y="0.1543in"><draw:text-box><text:p>id<text:span text:style-name="T12">A</text:span></text:p></draw:text-box></draw:frame></text:p>
      <text:p text:style-name="P6"><draw:custom-shape text:anchor-type="paragraph" draw:z-index="2" draw:name="Shape3" draw:style-name="gr2" svg:width="0.4724in" svg:height="0.2217in" svg:x="2.5362in" svg:y="0.088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6" draw:name="Shape5" draw:style-name="gr6" draw:text-style-name="P12" svg:width="0.9657in" svg:height="0.3504in" svg:x="3.6701in" svg:y="0.1236in"><draw:text-box><text:p>id<text:span text:style-name="T12">A</text:span><text:span text:style-name="T13">[id</text:span><text:span text:style-name="T12">A</text:span><text:span text:style-name="T13"> → f]</text:span></text:p></draw:text-box></draw:frame></text:p>
      <text:p text:style-name="P6"/>
      <text:p text:style-name="P6"/>
      <text:p text:style-name="P6"/>
      <text:p text:style-name="P6"><draw:custom-shape text:anchor-type="paragraph" draw:z-index="4" draw:name="Shape4" draw:style-name="gr4" svg:width="0.4787in" svg:height="0.263in" draw:transform="rotate (-0.560076156964981) translate (2.57638888888889in 0.0472222222222222in)"><text:p/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><draw:path text:anchor-type="paragraph" draw:z-index="3" draw:name="Shape2" draw:style-name="gr3" draw:text-style-name="P11" svg:width="1.4906in" svg:height="1.3417in" draw:transform="rotate (2.51275052409624) translate (4.29010838281159in 1.64495352393392in)" svg:viewBox="0 0 3787 3409" svg:d="M2872 0c264 9 484 182 640 400 313 436 332 1002 191 1510-260 935-1106 977-1743 1371-523 323-995-34-1349-295-194-145-419-271-530-502l-81-168 65-253 41-112"><text:p/></draw:path></text:p>
      <text:p text:style-name="P6"/>
      <text:p text:style-name="P6"><draw:frame text:anchor-type="paragraph" draw:z-index="7" draw:name="Shape5" draw:style-name="gr6" draw:text-style-name="P12" svg:width="0.9657in" svg:height="0.3504in" svg:x="3.5917in" svg:y="0.0638in"><draw:text-box><text:p>id<text:span text:style-name="T12">A</text:span><text:span text:style-name="T13">[f → id</text:span><text:span text:style-name="T12">A</text:span><text:span text:style-name="T13">]</text:span></text:p></draw:text-box></draw:frame></text:p>
      <text:p text:style-name="P6"/>
      <text:p text:style-name="P6"/>
      <text:p text:style-name="P6"/>
      <text:p text:style-name="P6"/>
      <text:p text:style-name="P7">These operations are valid for <text:span text:style-name="T10">all functions that have inverses.</text:span></text:p>
      <text:p text:style-name="P4"/>
      <text:p text:style-name="P4"><text:tab/><text:span text:style-name="T1">f : A → B</text:span></text:p>
      <text:p text:style-name="P4"><text:tab/><text:span text:style-name="T1">f</text:span><text:span text:style-name="T3">-1</text:span><text:span text:style-name="T1"> : B → A</text:span></text:p>
      <text:p text:style-name="P4"/>
      <text:p text:style-name="P5"><text:tab/><text:span text:style-name="T7">id</text:span><text:span text:style-name="T6">A</text:span><text:span text:style-name="T7"> : A → A</text:span></text:p>
      <text:p text:style-name="P5"><text:tab/><text:span text:style-name="T1">id</text:span><text:span text:style-name="T5">B</text:span><text:span text:style-name="T1"> : B → B</text:span></text:p>
      <text:p text:style-name="P4"/>
      <text:p text:style-name="P8">The standard way of thinking of these operations is in terms of composition:</text:p>
      <text:p text:style-name="P4"/>
      <text:p text:style-name="P4"><text:tab/><text:span text:style-name="T7">id</text:span><text:span text:style-name="T6">A</text:span><text:span text:style-name="T7"> &lt;=&gt; f</text:span><text:span text:style-name="T4">-1</text:span><text:span text:style-name="T7"> . f</text:span></text:p>
      <text:p text:style-name="P4"><text:tab/><text:span text:style-name="T7">id</text:span><text:span text:style-name="T6">B</text:span><text:span text:style-name="T7"> &lt;=&gt; f . f</text:span><text:span text:style-name="T4">-1</text:span></text:p>
      <text:p text:style-name="P4"><text:span text:style-name="T4"/></text:p>
      <text:p text:style-name="P10">Intuitively, if we start with an identity function and move the end point using a function, then we get a path that is logically equivalent to the function itself:</text:p>
      <text:p text:style-name="P1"/>
      <text:p text:style-name="P1"><text:tab/><text:span text:style-name="T7">id</text:span><text:span text:style-name="T6">A</text:span><text:span text:style-name="T7">[id</text:span><text:span text:style-name="T6">A</text:span><text:span text:style-name="T7"> → f] &lt;=&gt; f</text:span></text:p>
      <text:p text:style-name="P1"><text:tab/><text:span text:style-name="T7">id</text:span><text:span text:style-name="T6">B</text:span><text:span text:style-name="T7">[id</text:span><text:span text:style-name="T6">B</text:span><text:span text:style-name="T7"> → f</text:span><text:span text:style-name="T4">-1</text:span><text:span text:style-name="T7">] &lt;=&gt; f</text:span><text:span text:style-name="T4">-1</text:span></text:p>
      <text:p text:style-name="P1"/>
      <text:p text:style-name="P8">Something interesting happens when <text:span text:style-name="T11">we do it on the input instead of the output:</text:span></text:p>
      <text:p text:style-name="P1"/>
      <text:p text:style-name="P1"><text:tab/>id<text:span text:style-name="T6">A</text:span>[f → id<text:span text:style-name="T6">A</text:span>] &lt;=&gt; f<text:span text:style-name="T2">-</text:span><text:span text:style-name="T3">1</text:span></text:p>
      <text:p text:style-name="P3"><text:tab/>id<text:span text:style-name="T6">B</text:span>[f<text:span text:style-name="T2">-</text:span><text:span text:style-name="T3">1</text:span> → id<text:span text:style-name="T6">B</text:span>] &lt;=&gt; f</text:p>
      <text:p text:style-name="P3"/>
      <text:p text:style-name="P9">What happens is that the path must necessarily map from the output of `f` to it’s input, therefore the path becomes the inverse function. The cool thing is that we can refer to the inverse of a function without using any other definition of the inver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5:07:42.045363000</meta:creation-date>
    <dc:date>2017-04-10T20:41:17.238231000</dc:date>
    <meta:editing-duration>PT5M4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8" meta:word-count="187" meta:character-count="964" meta:non-whitespace-character-count="785"/>
  </office:meta>
</office:document-meta>
</file>